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457cm"/>
    </style:style>
    <style:style style:name="co4" style:family="table-column">
      <style:table-column-properties fo:break-before="auto" style:column-width="8.712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Courier New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T1" style:family="text">
      <style:text-properties fo:color="#646464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6" style:family="text">
      <style:text-properties fo:color="#0000c0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color="#0000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19" table:default-cell-style-name="ce4"/>
        <table:table-row table:style-name="ro1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<text:span text:style-name="T1">@DBAdaptType</text:span><text:span text:style-name="T2">(value=</text:span><text:span text:style-name="T3">type-adaptor</text:span><text:span text:style-name="T2">.</text:span><text:span text:style-name="T4">class</text:span><text:span text:style-name="T2">, type=</text:span><text:span text:style-name="T3">explict-internal-qdt-type</text:span><text:span text:style-name="T5">.</text:span><text:span text:style-name="T4">class</text:span><text:span text:style-name="T2">)</text:span></text:p>
          </table:table-cell>
          <table:table-cell table:style-name="Default" table:number-columns-repeated="1023"/>
        </table:table-row>
        <table:table-row table:style-name="ro2">
          <table:table-cell table:style-name="ce1" office:value-type="string" calcext:value-type="string">
            <text:p><text:span text:style-name="T4">public</text:span><text:span text:style-name="T2"> </text:span><text:span text:style-name="T3">java-property-type</text:span><text:span text:style-name="T2"> </text:span><text:span text:style-name="T6">field</text:span><text:span text:style-name="T2">;</text:span>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<text:span text:style-name="T4">public static class</text:span> <text:span text:style-name="T7">type-adaptor</text:span> <text:span text:style-name="T4">implements</text:span> DBTypeAdaptor&lt;<text:span text:style-name="T7">adaptor's-external-type</text:span>, <text:span text:style-name="T7">adaptor's-internal-type</text:span>&gt; {</text:p>
          </table:table-cell>
          <table:table-cell table:style-name="Default" table:number-columns-repeated="1023"/>
        </table:table-row>
        <table:table-row table:style-name="ro2">
          <table:table-cell table:style-name="ce1" office:value-type="string" calcext:value-type="string">
            <text:p><text:span text:style-name="T5"><text:s text:c="3"/></text:span><text:span text:style-name="T4">public</text:span><text:span text:style-name="T2"> </text:span><text:span text:style-name="T3">adaptor's-external-type</text:span><text:span text:style-name="T2"> fromDatabaseValue(</text:span><text:span text:style-name="T3">adaptor's-internal-type</text:span><text:span text:style-name="T2"> dbvValue) {</text:span>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string" calcext:value-type="string">
            <text:p><text:s text:c="6"/>// ...</text:p>
          </table:table-cell>
          <table:table-cell table:style-name="Default" table:number-columns-repeated="1023"/>
        </table:table-row>
        <table:table-row table:style-name="ro1">
          <table:table-cell table:style-name="ce2" office:value-type="string" calcext:value-type="string">
            <text:p><text:s text:c="3"/>}</text:p>
          </table:table-cell>
          <table:table-cell table:style-name="Default" table:number-columns-repeated="1023"/>
        </table:table-row>
        <table:table-row table:style-name="ro1">
          <table:table-cell table:style-name="ce3"/>
          <table:table-cell table:style-name="Default" table:number-columns-repeated="1023"/>
        </table:table-row>
        <table:table-row table:style-name="ro2">
          <table:table-cell table:style-name="ce1" office:value-type="string" calcext:value-type="string">
            <text:p><text:span text:style-name="T5"><text:s text:c="3"/></text:span><text:span text:style-name="T4">public</text:span><text:span text:style-name="T2"> </text:span><text:span text:style-name="T3">adaptor's-internal-type</text:span><text:span text:style-name="T2"> toDatabaseValue(</text:span><text:span text:style-name="T3">adaptor's-external-type</text:span><text:span text:style-name="T2"> objectValue) {</text:span>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string" calcext:value-type="string">
            <text:p><text:s text:c="6"/>// ...</text:p>
          </table:table-cell>
          <table:table-cell table:style-name="Default" table:number-columns-repeated="1023"/>
        </table:table-row>
        <table:table-row table:style-name="ro1">
          <table:table-cell table:style-name="ce2" office:value-type="string" calcext:value-type="string">
            <text:p><text:s text:c="3"/>}</text:p>
          </table:table-cell>
          <table:table-cell table:style-name="Default" table:number-columns-repeated="1023"/>
        </table:table-row>
        <table:table-row table:style-name="ro1">
          <table:table-cell table:style-name="ce2" office:value-type="string" calcext:value-type="string">
            <text:p>}</text:p>
          </table:table-cell>
          <table:table-cell table:style-name="Default" table:number-columns-repeated="1023"/>
        </table:table-row>
        <table:table-row table:style-name="ro1" table:number-rows-repeated="5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Rule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Java property must be a QDT if no type adaptor provided.</text:p>
          </table:table-cell>
          <table:table-cell table:style-name="Default"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ype adaptor must be provided if external-property-type is not a QDT.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ype adaptor's external type must not be a QDT.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ype adaptor's internal type must not be a QDT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ype adaptor's external type must be either:</text:p>
            <text:p><text:s text:c="2"/>a) exactly the same as the external property type, or</text:p>
            <text:p><text:s text:c="2"/>b) a simple type that maps to the external property type, and the external property type must be a QDT</text:p>
            <text:p>(note: in either case can't be a QDT itself due to rule above)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Type adaptor's internal type must be either:</text:p>
            <text:p><text:s text:c="2"/>a) a simple type that implies an internal QDT type, and no explicit QDT type is specified, or</text:p>
            <text:p><text:s text:c="2"/>b) a simple type that is supported by the explicit internal QDT type, and the explicit internal QDT type is specified</text:p>
            <text:p>(note: in eiter case can't be a QDT itself due to rule above)</text:p>
          </table:table-cell>
          <table:table-cell table:number-columns-repeated="1020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55S</meta:editing-duration>
    <meta:editing-cycles>18</meta:editing-cycles>
    <meta:generator>LibreOffice/4.1.0.4$Windows_x86 LibreOffice_project/89ea49ddacd9aa532507cbf852f2bb22b1ace28</meta:generator>
    <dc:date>2013-12-21T14:39:49.767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